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, 'Andale Mono', 'Courier New', monospace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urier" officeooo:rsid="00044197" officeooo:paragraph-rsid="00044197"/>
    </style:style>
    <style:style style:name="P2" style:family="paragraph" style:parent-style-name="Text_20_body">
      <style:text-properties style:font-name="Courier"/>
    </style:style>
    <style:style style:name="P3" style:family="paragraph" style:parent-style-name="Text_20_body">
      <style:text-properties fo:color="#ff0000" style:font-name="Courier" fo:font-weight="bold" style:font-weight-asian="bold" style:font-weight-complex="bold"/>
    </style:style>
    <style:style style:name="P4" style:family="paragraph" style:parent-style-name="Text_20_body" style:list-style-name="L1">
      <style:paragraph-properties fo:margin-top="0cm" fo:margin-bottom="0cm" loext:contextual-spacing="false" fo:text-align="start" style:justify-single-word="false" fo:orphans="2" fo:widows="2" fo:padding-left="0.049cm" fo:padding-right="0cm" fo:padding-top="0cm" fo:padding-bottom="0cm" fo:border-left="2.24pt solid #6ce26c" fo:border-right="none" fo:border-top="none" fo:border-bottom="none"/>
      <style:text-properties fo:font-variant="normal" fo:text-transform="none" fo:color="#5c5c5c" style:font-name="Courier" fo:font-size="9pt" fo:letter-spacing="normal" fo:font-style="normal" fo:font-weight="normal"/>
    </style:style>
    <style:style style:name="P5" style:family="paragraph" style:parent-style-name="Text_20_body" style:list-style-name="L1">
      <style:paragraph-properties fo:margin-top="0cm" fo:margin-bottom="0cm" loext:contextual-spacing="false" fo:text-align="start" style:justify-single-word="false" fo:orphans="2" fo:widows="2" fo:padding-left="0.049cm" fo:padding-right="0cm" fo:padding-top="0cm" fo:padding-bottom="0cm" fo:border-left="2.24pt solid #6ce26c" fo:border-right="none" fo:border-top="none" fo:border-bottom="none"/>
      <style:text-properties fo:font-variant="normal" fo:text-transform="none" fo:color="#5c5c5c" style:font-name="Courier" fo:font-size="9pt" fo:letter-spacing="normal" fo:font-style="normal" fo:font-weight="normal"/>
    </style:style>
    <style:style style:name="T1" style:family="text">
      <style:text-properties fo:color="#ff0080" fo:font-weight="bold"/>
    </style:style>
    <style:style style:name="T2" style:family="text">
      <style:text-properties fo:color="#004466"/>
    </style:style>
    <style:style style:name="T3" style:family="text">
      <style:text-properties fo:color="#a68500"/>
    </style:style>
    <style:style style:name="T4" style:family="text">
      <style:text-properties fo:color="#800080" fo:font-weight="bold"/>
    </style:style>
    <style:style style:name="T5" style:family="text">
      <style:text-properties fo:color="#bb7977" fo:font-weight="bold"/>
    </style:style>
    <style:style style:name="T6" style:family="text">
      <style:text-properties fo:color="#ff00ff" fo:font-weight="bold"/>
    </style:style>
    <style:style style:name="T7" style:family="text">
      <style:text-properties fo:color="#ff0000"/>
    </style:style>
    <style:style style:name="T8" style:family="text">
      <style:text-properties fo:color="#ff0000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ataset = load('data.txt');</text:p>
      <text:p text:style-name="P2"/>
      <text:p text:style-name="P2">m = size(dataset, 1);</text:p>
      <text:p text:style-name="P2">n = size(dataset, 2) - 1;</text:p>
      <text:p text:style-name="P2"/>
      <text:p text:style-name="P2">x = [ones(m, 1), dataset(:, 1:n)];</text:p>
      <text:p text:style-name="P2">y = dataset(:, n+1);</text:p>
      <text:p text:style-name="P2"/>
      <text:p text:style-name="P3">plot(x(:, 2), y, 'kx', 'LineWidth', 3, 'Color', 'red');</text:p>
      <text:p text:style-name="P2"/>
      <text:p text:style-name="P3">theta = [0; 0.5];</text:p>
      <text:p text:style-name="P3">alpha = 0.1;</text:p>
      <text:p text:style-name="P3">iterations = 3;</text:p>
      <text:p text:style-name="P2"/>
      <text:p text:style-name="P2">hold on;</text:p>
      <text:p text:style-name="P2"/>
      <text:p text:style-name="P2">for it = 1:iterations</text:p>
      <text:p text:style-name="P2"><text:s text:c="2"/><text:bookmark-start text:name="__DdeLink__8_787401927"/>h = x * theta;</text:p>
      <text:p text:style-name="P2"><text:s text:c="2"/>J = (1 / (2*m)) * sum((h - y) .^ 2);<text:bookmark-end text:name="__DdeLink__8_787401927"/></text:p>
      <text:p text:style-name="P2"><text:s text:c="2"/>disp('theta = ');</text:p>
      <text:p text:style-name="P2"><text:s text:c="2"/>disp(theta);</text:p>
      <text:p text:style-name="P2"><text:s text:c="2"/>fprintf("J = %f\n", J);</text:p>
      <text:p text:style-name="P2"><text:s text:c="2"/></text:p>
      <text:p text:style-name="P2"><text:s text:c="2"/><text:span text:style-name="T8">plot(x(:, 2), h);</text:span></text:p>
      <text:p text:style-name="P2"><text:s text:c="2"/></text:p>
      <text:p text:style-name="P2"><text:s text:c="2"/>d = zeros(n+1, 1);</text:p>
      <text:p text:style-name="P2"><text:s text:c="2"/>for j = 1:n+1</text:p>
      <text:p text:style-name="P2"><text:s text:c="4"/>d(j) = (1/m) * sum((h - y) .* x(:, j));</text:p>
      <text:p text:style-name="P2"><text:s text:c="2"/>end;</text:p>
      <text:p text:style-name="P2"><text:s text:c="2"/>disp('derivative = ');</text:p>
      <text:p text:style-name="P2"><text:soft-page-break/><text:s text:c="2"/>disp(d);</text:p>
      <text:p text:style-name="P2"><text:s text:c="2"/></text:p>
      <text:p text:style-name="P2"><text:s text:c="2"/>theta = theta - alpha * d;</text:p>
      <text:p text:style-name="P2">end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, 'Andale Mono', 'Courier New', monospace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9T10:58:48.884360972</meta:creation-date>
    <dc:date>2017-05-29T17:22:18.424891215</dc:date>
    <meta:editing-duration>PT6H13M19S</meta:editing-duration>
    <meta:editing-cycles>1</meta:editing-cycles>
    <meta:document-statistic meta:table-count="0" meta:image-count="0" meta:object-count="0" meta:page-count="2" meta:paragraph-count="28" meta:word-count="105" meta:character-count="542" meta:non-whitespace-character-count="428"/>
    <meta:generator>LibreOffice/5.1.6.2$Linux_X86_64 LibreOffice_project/10m0$Build-2</meta:generator>
  </office:meta>
</office:document-meta>
</file>